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/>
    </style:style>
    <style:style style:name="P5" style:family="paragraph" style:parent-style-name="Standard" style:list-style-name="L2">
      <style:text-properties fo:language="en" fo:country="US"/>
    </style:style>
    <style:style style:name="P6" style:family="paragraph" style:parent-style-name="Standard" style:list-style-name="L3">
      <style:text-properties fo:language="en" fo:country="US"/>
    </style:style>
    <style:style style:name="P7" style:family="paragraph" style:parent-style-name="Standard" style:list-style-name="L4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</text:p>
      <text:p text:style-name="P3"/>
      <text:p text:style-name="P2">Functional Requirements</text:p>
      <text:p text:style-name="P3"/>
      <text:list xml:id="list835702518644808173" text:style-name="L1">
        <text:list-item>
          <text:p text:style-name="P4">defines something the system should do</text:p>
        </text:list-item>
        <text:list-item>
          <text:p text:style-name="P4">== behavior/function</text:p>
        </text:list-item>
        <text:list-item>
          <text:p text:style-name="P4">WHAT</text:p>
        </text:list-item>
      </text:list>
      <text:p text:style-name="P3"/>
      <text:list xml:id="list3117826017753631182" text:style-name="L2">
        <text:list-item>
          <text:p text:style-name="P5">show/edit/create/delete functions for</text:p>
          <text:list>
            <text:list-item>
              <text:p text:style-name="P5">needle inventory</text:p>
            </text:list-item>
            <text:list-item>
              <text:p text:style-name="P5">yarn inventory</text:p>
            </text:list-item>
            <text:list-item>
              <text:p text:style-name="P5">knitting projects</text:p>
            </text:list-item>
            <text:list-item>
              <text:p text:style-name="P5">knitting patterns</text:p>
            </text:list-item>
          </text:list>
        </text:list-item>
        <text:list-item>
          <text:p text:style-name="P5">show needles and yarn still that are not in list yet and projects they are needed for?</text:p>
        </text:list-item>
        <text:list-item>
          <text:p text:style-name="P5">screens</text:p>
          <text:list>
            <text:list-item>
              <text:p text:style-name="P5">start screen with access to needles, yarns, projects, patterns, missing yarn&amp;needles</text:p>
            </text:list-item>
            <text:list-item>
              <text:p text:style-name="P5">needle list screen</text:p>
            </text:list-item>
            <text:list-item>
              <text:p text:style-name="P5">needle create/edit screen</text:p>
            </text:list-item>
            <text:list-item>
              <text:p text:style-name="P5">yarn list screen</text:p>
            </text:list-item>
            <text:list-item>
              <text:p text:style-name="P5">yarn create/edit screen</text:p>
            </text:list-item>
            <text:list-item>
              <text:p text:style-name="P5">project list screen</text:p>
            </text:list-item>
            <text:list-item>
              <text:p text:style-name="P5">project create/edit screen</text:p>
            </text:list-item>
            <text:list-item>
              <text:p text:style-name="P5">view pattern instructions while working screen</text:p>
              <text:list>
                <text:list-item>
                  <text:p text:style-name="P5">user feedback while knitting (audio, visual)?</text:p>
                </text:list-item>
              </text:list>
            </text:list-item>
            <text:list-item>
              <text:p text:style-name="P5">pattern input/edit screen</text:p>
            </text:list-item>
            <text:list-item>
              <text:p text:style-name="P5">missing needles&amp;yarn screen</text:p>
            </text:list-item>
          </text:list>
        </text:list-item>
      </text:list>
      <text:p text:style-name="P2"/>
      <text:p text:style-name="P2">Non-Functional Requirements</text:p>
      <text:p text:style-name="P3"/>
      <text:list xml:id="list4345765832268371398" text:style-name="L3">
        <text:list-item>
          <text:p text:style-name="P6">defines how the system works/how it should behave</text:p>
        </text:list-item>
        <text:list-item>
          <text:p text:style-name="P6">data integrity, usability, performance</text:p>
        </text:list-item>
        <text:list-item>
          <text:p text:style-name="P6">HOW</text:p>
        </text:list-item>
      </text:list>
      <text:p text:style-name="P3"/>
      <text:list xml:id="list3189895038089309169" text:style-name="L4">
        <text:list-item>
          <text:p text:style-name="P7">DB</text:p>
          <text:list>
            <text:list-item>
              <text:p text:style-name="P7">needles</text:p>
            </text:list-item>
            <text:list-item>
              <text:p text:style-name="P7">yarn</text:p>
            </text:list-item>
            <text:list-item>
              <text:p text:style-name="P7">projects</text:p>
            </text:list-item>
            <text:list-item>
              <text:p text:style-name="P7">patterns</text:p>
            </text:list-item>
          </text:list>
        </text:list-item>
        <text:list-item>
          <text:p text:style-name="P7">input screens for</text:p>
          <text:list>
            <text:list-item>
              <text:p text:style-name="P7">needle</text:p>
            </text:list-item>
            <text:list-item>
              <text:p text:style-name="P7">yarn</text:p>
            </text:list-item>
            <text:list-item>
              <text:p text:style-name="P7">project</text:p>
            </text:list-item>
          </text:list>
        </text:list-item>
        <text:list-item>
          <text:p text:style-name="P7">pattern edit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12:36:35.79</meta:creation-date>
    <dc:date>2016-04-21T14:15:41.20</dc:date>
    <meta:editing-duration>PT28M22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1" meta:paragraph-count="37" meta:word-count="150" meta:character-count="902"/>
  </office:meta>
</office:document-meta>
</file>